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24-11-08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22-11-08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21-11-10 22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20-11-03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9-11-05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8-11-15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7-11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6-11-07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5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3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10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8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6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3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2000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7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4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90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8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7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77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7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776" calcext:value-type="float">
            <text:p>25.63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7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70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60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9802</text:p>
          </table:table-cell>
          <table:table-cell office:value-type="string" calcext:value-type="string">
            <text:p>1960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1" meta:object-count="0"/>
    <meta:user-defined meta:name="AppVersion">3.0</meta:user-defined>
  </office:meta>
</office:document-meta>
</file>